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officeooo:rsid="001c69cc" officeooo:paragraph-rsid="001c69cc"/>
    </style:style>
    <style:style style:name="P2" style:family="paragraph" style:parent-style-name="Standard">
      <style:text-properties style:font-name="DejaVu Sans Mono" officeooo:rsid="001dc960" officeooo:paragraph-rsid="001dc960"/>
    </style:style>
    <style:style style:name="P3" style:family="paragraph" style:parent-style-name="Standard">
      <style:text-properties style:font-name="DejaVu Sans Mono" officeooo:rsid="001e8d27" officeooo:paragraph-rsid="001e8d27"/>
    </style:style>
    <style:style style:name="P4" style:family="paragraph" style:parent-style-name="Standard">
      <style:text-properties style:font-name="DejaVu Sans Mono" officeooo:rsid="00216f8f" officeooo:paragraph-rsid="00216f8f"/>
    </style:style>
    <style:style style:name="P5" style:family="paragraph" style:parent-style-name="Standard" style:list-style-name="L1">
      <style:text-properties style:font-name="DejaVu Sans Mono" officeooo:rsid="00216f8f" officeooo:paragraph-rsid="00216f8f"/>
    </style:style>
    <style:style style:name="P6" style:family="paragraph" style:parent-style-name="Standard" style:list-style-name="L1">
      <style:text-properties style:font-name="DejaVu Sans Mono" officeooo:rsid="00229885" officeooo:paragraph-rsid="00229885"/>
    </style:style>
    <style:style style:name="P7" style:family="paragraph" style:parent-style-name="Standard" style:list-style-name="L1">
      <style:text-properties style:font-name="DejaVu Sans Mono" officeooo:rsid="002380cb" officeooo:paragraph-rsid="002380cb"/>
    </style:style>
    <style:style style:name="P8" style:family="paragraph" style:parent-style-name="Standard" style:list-style-name="L2">
      <style:text-properties officeooo:paragraph-rsid="001e8d27"/>
    </style:style>
    <style:style style:name="P9" style:family="paragraph" style:parent-style-name="Standard">
      <style:text-properties officeooo:rsid="001c69cc" officeooo:paragraph-rsid="00216f8f"/>
    </style:style>
    <style:style style:name="P10" style:family="paragraph" style:parent-style-name="Standard" style:list-style-name="L3">
      <style:text-properties officeooo:rsid="001c69cc" officeooo:paragraph-rsid="00216f8f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officeooo:rsid="001e8d2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C++ 17 Features: </text:span></text:p>
      <text:list xml:id="list1682957286061866885" text:style-name="L3">
        <text:list-item>
          <text:p text:style-name="P10"><text:a xlink:type="simple" xlink:href="https://brycelelbach.github.io/cpp17_features/" text:style-name="Internet_20_link" text:visited-style-name="Visited_20_Internet_20_Link"><text:span text:style-name="T1">https://brycelelbach.github.io/cpp17_features/</text:span></text:a></text:p>
        </text:list-item>
      </text:list>
      <text:p text:style-name="P1"/>
      <text:p text:style-name="P2">Fuzzing:</text:p>
      <text:list xml:id="list690604212402613473" text:style-name="L2">
        <text:list-item>
          <text:p text:style-name="P8"><text:span text:style-name="T2">Protobuf mutator: </text:span><text:a xlink:type="simple" xlink:href="https://github.com/google/libprotobuf-mutator" text:style-name="Internet_20_link" text:visited-style-name="Visited_20_Internet_20_Link"><text:span text:style-name="T2">https://github.com/google/libprotobuf-mutator</text:span></text:a></text:p>
        </text:list-item>
      </text:list>
      <text:p text:style-name="P3"/>
      <text:p text:style-name="P4">Move Semantics: Nicolai M. Josuttis</text:p>
      <text:list xml:id="list9171039392762408610" text:style-name="L1">
        <text:list-item>
          <text:p text:style-name="P5">Use &amp;&amp; references coupled with using std::move to pass the argument and std::move when consuming those parameters to “steal” the memory of the passed parameter if copying is not desired.</text:p>
        </text:list-item>
        <text:list-item>
          <text:p text:style-name="P6">std::forward&lt;T&gt;() - forwarding reference, preserves lvalue or rvalue depending on T.</text:p>
        </text:list-item>
        <text:list-item>
          <text:p text:style-name="P7"/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7:22:03.081848570</meta:creation-date>
    <dc:date>2017-09-26T11:46:34.453890621</dc:date>
    <meta:editing-duration>PT2H15M51S</meta:editing-duration>
    <meta:editing-cycles>4</meta:editing-cycles>
    <meta:generator>LibreOffice/4.3.7.2$Linux_X86_64 LibreOffice_project/430$Build-2</meta:generator>
    <meta:document-statistic meta:table-count="0" meta:image-count="0" meta:object-count="0" meta:page-count="1" meta:paragraph-count="8" meta:word-count="59" meta:character-count="444" meta:non-whitespace-character-count="396"/>
  </office:meta>
</office:document-meta>
</file>